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Segoe UI" fo:font-size="7.9000000953674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Баннер с расхлопом.</text:span></text:p>
      <text:p text:style-name="P1"><text:span text:style-name="T1"/></text:p>
      <text:p text:style-name="P1"><text:span text:style-name="T1">Подготовить баннер этого типа можно двумя с пособами: в полностью ручном режиме или воспользовавшись одним из наших шаблонов, которые покрывают наиболее распространённые сценарии (одна кликабельная область и расхлоп по наведению; несколько кликабельных областей и расхлоп по наведению; одна кликабельная область и расхлоп/схлоп по клику; несколько кликабельных областей и расхлоп/схлоп по клику).</text:span></text:p>
      <text:p text:style-name="P1"><text:span text:style-name="T1"/></text:p>
      <text:p text:style-name="P1"><text:span text:style-name="T1">одна кликабельная область и расхлоп по наведению </text:span><text:a xlink:type="simple" xlink:href="https://yadi.sk/d/4aJLrR-ISQbCrg" text:style-name="Internet_20_link" text:visited-style-name="Visited_20_Internet_20_Link">https://yadi.sk/d/4aJLrR-ISQbCrg</text:a><text:span text:style-name="T1"> </text:span></text:p>
      <text:p text:style-name="P1"><text:span text:style-name="T1">несколько кликабельных областей и расхлоп по наведению </text:span><text:a xlink:type="simple" xlink:href="https://yadi.sk/d/QRqYBiw864UhBg" text:style-name="Internet_20_link" text:visited-style-name="Visited_20_Internet_20_Link">https://yadi.sk/d/QRqYBiw864UhBg</text:a><text:span text:style-name="T1"> </text:span></text:p>
      <text:p text:style-name="P1"><text:span text:style-name="T1">одна кликабельная область и расхлоп/схлоп по клику </text:span><text:a xlink:type="simple" xlink:href="https://yadi.sk/d/k22tUpewnnyVXg" text:style-name="Internet_20_link" text:visited-style-name="Visited_20_Internet_20_Link">https://yadi.sk/d/k22tUpewnnyVXg</text:a><text:span text:style-name="T1"> </text:span></text:p>
      <text:p text:style-name="P1"><text:span text:style-name="T1">несколько кликабельных областей и расхлоп/схлоп по клику </text:span><text:a xlink:type="simple" xlink:href="https://yadi.sk/d/gRJY9Mmvtf6JWg" text:style-name="Internet_20_link" text:visited-style-name="Visited_20_Internet_20_Link">https://yadi.sk/d/gRJY9Mmvtf6JWg</text:a><text:span text:style-name="T1"> </text:span></text:p>
      <text:p text:style-name="P1"><text:span text:style-name="T1"/></text:p>
      <text:p text:style-name="P1"><text:span text:style-name="T1">Принцип работы.</text:span></text:p>
      <text:p text:style-name="P1"><text:span text:style-name="T1"/></text:p>
      <text:p text:style-name="P1"><text:span text:style-name="T1">В креативе задаётся логика изменений при расхлопе/схлопе, плюс одновременно с этим выполняется функция расхлопа/схлопа ADFOX, которая управляет размерами фрейма на странице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Tahoma, Geneva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к Половцев</meta:initial-creator>
    <meta:creation-date>2018-10-04T11:58:48</meta:creation-date>
    <dc:date>2018-10-04T12:49:50</dc:date>
    <dc:creator>Марк Половцев</dc:creator>
    <meta:editing-duration>PT35M45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8" meta:word-count="109" meta:character-count="947"/>
  </office:meta>
</office:document-meta>
</file>